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KacstArt" svg:font-family="KacstArt" style:font-pitch="variable"/>
    <style:font-face style:name="Lato" svg:font-family="Lat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ato" fo:font-size="11pt" officeooo:rsid="001623b9" officeooo:paragraph-rsid="001623b9" style:font-size-asian="11pt" style:font-size-complex="11pt"/>
    </style:style>
    <style:style style:name="P2" style:family="paragraph" style:parent-style-name="Standard">
      <style:text-properties style:font-name="Lato" fo:font-size="11pt" officeooo:rsid="001aad64" officeooo:paragraph-rsid="002505f3" style:font-size-asian="11pt" style:font-size-complex="11pt"/>
    </style:style>
    <style:style style:name="P3" style:family="paragraph" style:parent-style-name="Standard">
      <style:text-properties style:font-name="Lato" fo:font-size="11pt" officeooo:rsid="001aad64" officeooo:paragraph-rsid="001cc54f" style:font-size-asian="11pt" style:font-size-complex="11pt"/>
    </style:style>
    <style:style style:name="P4" style:family="paragraph" style:parent-style-name="Standard">
      <style:text-properties style:font-name="Lato" fo:font-size="11pt" officeooo:rsid="001960ce" officeooo:paragraph-rsid="001960ce" style:font-size-asian="11pt" style:font-size-complex="11pt"/>
    </style:style>
    <style:style style:name="P5" style:family="paragraph" style:parent-style-name="Standard" style:list-style-name="L1">
      <style:text-properties style:font-name="Lato" fo:font-size="11pt" officeooo:rsid="001fe43e" officeooo:paragraph-rsid="001fe43e" style:font-size-asian="11pt" style:font-size-complex="11pt"/>
    </style:style>
    <style:style style:name="P6" style:family="paragraph" style:parent-style-name="Standard" style:list-style-name="L1">
      <style:text-properties style:font-name="Lato" fo:font-size="11pt" officeooo:rsid="00214065" officeooo:paragraph-rsid="002a6f1f" style:font-size-asian="11pt" style:font-size-complex="11pt"/>
    </style:style>
    <style:style style:name="P7" style:family="paragraph" style:parent-style-name="Standard" style:list-style-name="L1">
      <style:text-properties style:font-name="Lato" fo:font-size="11pt" officeooo:rsid="00219528" officeooo:paragraph-rsid="00219528" style:font-size-asian="11pt" style:font-size-complex="11pt"/>
    </style:style>
    <style:style style:name="P8" style:family="paragraph" style:parent-style-name="Standard">
      <style:text-properties style:font-name="Lato" fo:font-size="11pt" officeooo:rsid="001960ce" officeooo:paragraph-rsid="0022efb8" style:font-size-asian="9.60000038146973pt" style:font-size-complex="11pt"/>
    </style:style>
    <style:style style:name="P9" style:family="paragraph" style:parent-style-name="Standard">
      <style:text-properties style:font-name="Lato" fo:font-size="11pt" officeooo:rsid="0026dbdb" officeooo:paragraph-rsid="0022efb8" style:font-size-asian="9.60000038146973pt" style:font-size-complex="11pt"/>
    </style:style>
    <style:style style:name="P10" style:family="paragraph" style:parent-style-name="Standard" style:list-style-name="L2">
      <style:text-properties style:font-name="Lato" fo:font-size="11pt" officeooo:rsid="002a6f1f" officeooo:paragraph-rsid="002a6f1f" style:font-size-asian="9.60000038146973pt" style:font-size-complex="11pt"/>
    </style:style>
    <style:style style:name="P11" style:family="paragraph" style:parent-style-name="Standard" style:list-style-name="L2">
      <style:text-properties style:font-name="Lato" fo:font-size="11pt" officeooo:rsid="002c4416" officeooo:paragraph-rsid="002c4416" style:font-size-asian="9.60000038146973pt" style:font-size-complex="11pt"/>
    </style:style>
    <style:style style:name="P12" style:family="paragraph" style:parent-style-name="Standard">
      <style:text-properties style:font-name="Lato" fo:font-size="14pt" officeooo:rsid="001aad64" officeooo:paragraph-rsid="001aad64" style:font-size-asian="14pt" style:font-size-complex="14pt"/>
    </style:style>
    <style:style style:name="P13" style:family="paragraph" style:parent-style-name="Standard">
      <style:text-properties style:font-name="Lato" fo:font-size="14pt" officeooo:rsid="001960ce" officeooo:paragraph-rsid="001960ce" style:font-size-asian="14pt" style:font-size-complex="14pt"/>
    </style:style>
    <style:style style:name="P14" style:family="paragraph" style:parent-style-name="Standard">
      <style:text-properties style:font-name="Lato" fo:font-size="14pt" officeooo:rsid="002c4416" officeooo:paragraph-rsid="002c4416" style:font-size-asian="12.25pt" style:font-size-complex="14pt"/>
    </style:style>
    <style:style style:name="P15" style:family="paragraph" style:parent-style-name="Standard">
      <style:paragraph-properties fo:text-align="center" style:justify-single-word="false"/>
      <style:text-properties style:font-name="Lato" fo:font-size="20pt" officeooo:rsid="001623b9" officeooo:paragraph-rsid="001623b9" style:font-size-asian="20pt" style:font-size-complex="20pt"/>
    </style:style>
    <style:style style:name="P16" style:family="paragraph" style:parent-style-name="Header">
      <style:text-properties fo:font-size="10pt" officeooo:rsid="00335246" officeooo:paragraph-rsid="00335246" style:font-size-asian="10pt" style:font-size-complex="10pt"/>
    </style:style>
    <style:style style:name="T1" style:family="text">
      <style:text-properties officeooo:rsid="001aad64"/>
    </style:style>
    <style:style style:name="T2" style:family="text">
      <style:text-properties officeooo:rsid="001cc54f"/>
    </style:style>
    <style:style style:name="T3" style:family="text">
      <style:text-properties officeooo:rsid="001fe43e"/>
    </style:style>
    <style:style style:name="T4" style:family="text">
      <style:text-properties officeooo:rsid="00219528"/>
    </style:style>
    <style:style style:name="T5" style:family="text">
      <style:text-properties officeooo:rsid="0022efb8"/>
    </style:style>
    <style:style style:name="T6" style:family="text">
      <style:text-properties officeooo:rsid="00230b61"/>
    </style:style>
    <style:style style:name="T7" style:family="text">
      <style:text-properties officeooo:rsid="002505f3"/>
    </style:style>
    <style:style style:name="T8" style:family="text">
      <style:text-properties officeooo:rsid="0026dbdb"/>
    </style:style>
    <style:style style:name="T9" style:family="text">
      <style:text-properties officeooo:rsid="002a6f1f"/>
    </style:style>
    <style:style style:name="T10" style:family="text">
      <style:text-properties officeooo:rsid="002c9d67"/>
    </style:style>
    <style:style style:name="T11" style:family="text">
      <style:text-properties officeooo:rsid="0033524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Intelligent Robotics Assignment 2: <text:span text:style-name="T11">Kalman Filter Localisation</text:span></text:p>
      <text:p text:style-name="P1"/>
      <text:p text:style-name="P1">The goal of this assignment was to implement a Kalman Filter for localisation of the simulated robot in the ROS stage. Despite numerous attempts, <text:span text:style-name="T1">we </text:span>have not succeeded in this implementation. This report will analyse the <text:span text:style-name="T6">program we have constructed as well as discussing the </text:span>different <text:span text:style-name="T6">failed </text:span>attempts and the choices made during them. </text:p>
      <text:p text:style-name="P1"/>
      <text:p text:style-name="P12">The Program</text:p>
      <text:p text:style-name="P2">We utilised a modified version of the pf_localisation package. <text:span text:style-name="T7">The majority of</text:span> the changes made were in pf_base.py; <text:span text:style-name="T8">there were also some alterations to node.py and pf.py was made mostly defunct.</text:span></text:p>
      <text:p text:style-name="P2"><text:span text:style-name="T7">When a new odometry message is received, the node calls update_filter, which in turn first calls the function kalman_predict. This simply calls predict_from_odom, a slightly modified version of pf_localisation’s predict_from_odometry, which uses the odometry readings to update the predicted pose and covariance. This is the prediction step, and it functions as intended. If the following step is discluded, it tracks the robot’s movements reasonably well for a short while before inevitably losing it due to the inherent inaccuracy present in odometry readings.</text:span></text:p>
      <text:p text:style-name="P3"/>
      <text:p text:style-name="P3"><text:span text:style-name="T2">Next, update_filter calls kalman_update, our attempt at the correction step of the Kalman Filter algorithm. This first predicts a laser scan based on the current predicted position. To increase efficiency, it predicts only 100 of these ranges, which will be compared against a corresponding sample of the observed laser scan. The difference between these two samples will be used as the value of z – C*mu; the difference between the observed measurement and the predicted measurement. Next, it calculates the Jacobian matrix of the change in laser readings relative to the change in pose. This will be used as C. The rest of the function simply follows the equations in the Kalman Filter algorithm. This function does not work, and quickly causes the estimated pose to lose the robot. We believe this is due to an error in either the intuition behind using the Jacobian as C, or in the calculation of the Jacobian, or both.</text:span></text:p>
      <text:p text:style-name="P4"/>
      <text:p text:style-name="P4"/>
      <text:p text:style-name="P13">Issues we faced:</text:p>
      <text:p text:style-name="P4">We made numerous attempts at implementing basic Kalman Filters, <text:span text:style-name="T3">Extended Kalman Filters</text:span> and Unscented Kalman Filters, none of which were successful. <text:span text:style-name="T3">Our main issues were the uncertainty in both what the matrix C should hold and what exactly the measurement z should be. Some of the ideas we tried were:</text:span></text:p>
      <text:list xml:id="list533181453" text:style-name="L1">
        <text:list-item>
          <text:p text:style-name="P5">Finding C*mu, then choosing values in C such that C*mu equals this matrix.</text:p>
        </text:list-item>
        <text:list-item>
          <text:p text:style-name="P5">Finding C*mu, extending mu by a couple of extra points to make it an invertible 3x3 matrix, then multiplying by its inverse to find C.</text:p>
        </text:list-item>
        <text:list-item>
          <text:p text:style-name="P5">Setting C as the identity matrix.</text:p>
        </text:list-item>
        <text:list-item>
          <text:p text:style-name="P6">Avoiding calculating C at all; finding only its multiplication with other matrices by assuming their product would be the calc_map_range function evaluated on the second matrix. The equation K = sigma*C.T / (C*sigma*C.T + Q) can be rearranged to K = (C*sigma).T / (C*(C*sigma).T + Q), so mathematically this method s<text:span text:style-name="T4">howed some promis</text:span>e, but intuitively it makes little sense to evaluate the visible map range from a covariance matrix.</text:p>
        </text:list-item>
        <text:list-item>
          <text:p text:style-name="P7">Setting z as the full set of laser scan readings.</text:p>
        </text:list-item>
        <text:list-item>
          <text:p text:style-name="P7">Setting z as a sample of 20 laser scan readings.</text:p>
        </text:list-item>
        <text:list-item>
          <text:p text:style-name="P7">Setting z as the weight of the current pose with regards to the observed scan.</text:p>
        </text:list-item>
        <text:list-item>
          <text:p text:style-name="P7">Setting z as the x,y locations of all observable points in the laser scan. Intuitively this seems like it <text:span text:style-name="T9">could work effectively if the proper analysis was applied to each set of x,y locations</text:span>, but it failed in practice.</text:p>
        </text:list-item>
        <text:list-item>
          <text:p text:style-name="P7"><text:soft-page-break/>Setting z as the x,y locations of a pair of observed points in the scan; <text:span text:style-name="T5">the closest and furthest.</text:span> <text:span text:style-name="T5">These were then compared to the closest and furthest points in the predicted scan with the intent to find the robot trigonometrically. We believe this one failed because it hinged on the large assumption that the observed points were the same two points as the predicted ones, which often would not hold.</text:span></text:p>
        </text:list-item>
      </text:list>
      <text:p text:style-name="P9"/>
      <text:p text:style-name="P8"/>
      <text:p text:style-name="P14">Improvements</text:p>
      <text:list xml:id="list224032302" text:style-name="L2">
        <text:list-item>
          <text:p text:style-name="P10">Ideally, the program would be able to localise the robot.</text:p>
        </text:list-item>
        <text:list-item>
          <text:p text:style-name="P11">In hindsight, we may have been able to tackle the problem more effectively if we had asked the TAs for help earlier; we waited till quite late to do this.</text:p>
        </text:list-item>
        <text:list-item>
          <text:p text:style-name="P11">Our communication <text:span text:style-name="T10">as a team </text:span>could have been <text:span text:style-name="T10">greater; we all share responsibility for thi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KacstArt" svg:font-family="KacstArt" style:font-pitch="variable"/>
    <style:font-face style:name="Lato" svg:font-family="Lat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335246" officeooo:paragraph-rsid="00335246"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Intelligent Robotics<text:tab/><text:tab/>Leel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18:44:08.795688879</meta:creation-date>
    <dc:date>2020-11-18T03:22:56.549532247</dc:date>
    <meta:editing-duration>PT2H32M32S</meta:editing-duration>
    <meta:editing-cycles>7</meta:editing-cycles>
    <meta:generator>LibreOffice/6.0.7.3$Linux_X86_64 LibreOffice_project/00m0$Build-3</meta:generator>
    <meta:document-statistic meta:table-count="0" meta:image-count="0" meta:object-count="0" meta:page-count="2" meta:paragraph-count="22" meta:word-count="713" meta:character-count="4228" meta:non-whitespace-character-count="3546"/>
  </office:meta>
</office:document-meta>
</file>